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 style:list-style-name="L1">
      <style:paragraph-properties fo:padding="0.0193in" fo:border="0.06pt solid #e3e3e3"/>
      <style:text-properties officeooo:paragraph-rsid="00170bff"/>
    </style:style>
    <style:style style:name="P2" style:family="paragraph" style:parent-style-name="Text_20_body">
      <style:paragraph-properties fo:padding="0.0193in" fo:border="0.06pt solid #e3e3e3"/>
      <style:text-properties officeooo:paragraph-rsid="00170bff"/>
    </style:style>
    <style:style style:name="P3" style:family="paragraph" style:parent-style-name="Text_20_body">
      <style:paragraph-properties fo:break-before="page" fo:padding="0.0193in" fo:border="0.06pt solid #e3e3e3"/>
      <style:text-properties officeooo:paragraph-rsid="00170bff"/>
    </style:style>
    <style:style style:name="P4" style:family="paragraph" style:parent-style-name="Text_20_body">
      <style:paragraph-properties fo:padding="0.0193in" fo:border="0.06pt solid #e3e3e3"/>
      <style:text-properties fo:font-weight="normal" officeooo:paragraph-rsid="00180117" style:font-weight-asian="normal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loext:padding="0.0193in" loext:border="0.06pt solid #e3e3e3"/>
    </style:style>
    <style:style style:name="T3" style:family="text">
      <style:text-properties officeooo:rsid="00180117"/>
    </style:style>
    <style:style style:name="T4" style:family="text">
      <style:text-properties fo:font-size="14pt" officeooo:rsid="001af847" style:font-size-asian="14pt" style:font-size-complex="14pt"/>
    </style:style>
    <style:style style:name="T5" style:family="text">
      <style:text-properties fo:font-size="14pt" officeooo:rsid="00180117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Urosurgery</text:span>:</text:p>
      <text:p text:style-name="P2"/>
      <text:p text:style-name="P4">Velocity Hospital is renowned for its comprehensive urological care, led by a team of specialists including kidney stone treatment specialists, andrologists, female, and pediatric urologists. The hospital is equipped with advanced technology for urological procedures and has an in-house dialysis center supervised by top urologists. Services include dialysis and treatments for various ailments such as TURP,<text:span text:style-name="T3">(Transurethral Resection of the Prostate)</text:span> PCNL<text:span text:style-name="T3">(</text:span><text:span text:style-name="T4">Percutaneous Nephrolithotomy</text:span><text:span text:style-name="T5">)</text:span>, nephrectomy, and more. Dr. Ketan Rupala, a renowned urosurgeon, leads the department, ensuring the best possible care for patients. Velocity Hospital is considered the best urology hospital in Surat, offering advanced technology and a patient-centric approa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06:26.704325861</meta:creation-date>
    <dc:date>2024-04-12T14:12:27.654235067</dc:date>
    <meta:editing-duration>PT2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9" meta:character-count="758" meta:non-whitespace-character-count="661"/>
  </office:meta>
</office:document-meta>
</file>